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ize="13.5pt"/>
    </style:style>
    <style:style style:name="T2" style:family="text">
      <style:text-properties fo:font-size="15.5pt"/>
    </style:style>
    <style:style style:name="T3" style:family="text">
      <style:text-properties fo:font-size="17.5pt"/>
    </style:style>
    <style:style style:name="T4" style:family="text">
      <style:text-properties fo:font-size="19.5pt"/>
    </style:style>
    <style:style style:name="T5" style:family="text">
      <style:text-properties fo:font-size="21.5pt"/>
    </style:style>
    <style:style style:name="T6" style:family="text">
      <style:text-properties fo:font-size="21.5pt" officeooo:rsid="00129d0b"/>
    </style:style>
    <style:style style:name="T7" style:family="text">
      <style:text-properties fo:font-size="23.5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6">S</text:span></text:span><text:span text:style-name="Emphasis"><text:span text:style-name="T5">ous moi donc cette troupe s'avance,<text:line-break/>Et porte sur le front une mâle assurance.<text:line-break/>Nous partîmes cinq cents ; mais par un prompt renfort<text:line-break/>Nous nous vîmes trois mille en arrivant au port,<text:line-break/>Tant, à nous voir marcher avec un tel visage,<text:line-break/>Les plus épouvantés reprenaient de courage !<text:line-break/>J'en cache les deux tiers, aussitôt qu'arrivés,<text:line-break/>Dans le fond des vaisseaux qui lors furent trouvés ;<text:line-break/>Le reste, dont le nombre augmentait à toute heure,<text:line-break/>Brûlant d'impatience, autour de moi demeure,<text:line-break/>Se couche contre terre, et sans faire aucun bruit <text:line-break/>Passe une bonne part d'une si belle nuit.<text:line-break/>Par mon commandement la garde en fait de même,<text:line-break/>Et se tenant cachée, aide à mon stratagème ;<text:line-break/>Et je feins hardiment d'avoir reçu de vous<text:line-break/>L'ordre qu'on me voit suivre et que je donne à tous.<text:line-break/>Cette obscure clarté qui tombe des étoiles<text:line-break/>Enfin avec le flux nous fait voir trente voiles ;<text:line-break/>L'onde s'enfle dessous, et d'un commun effort<text:line-break/>Les Maures et la mer montent jusques au port.<text:line-break/>On les laisse passer ; tout leur parait tranquille ;<text:line-break/>Point de soldats au port, point aux murs de la ville.<text:line-break/>Notre profond silence abusant leurs esprits,<text:line-break/>Ils n'osent plus douter de nous avoir surpris ;<text:line-break/>Ils abordent sans peur, ils ancrent, ils descendent,<text:line-break/>Et courent se livrer aux maisn qui les attendent.<text:line-break/>Nous nous levons alors, et tous en même temps<text:line-break/>Poussons jusques au ciel mille cris éclatant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19:14:58.336606301</meta:creation-date>
    <dc:date>2022-05-02T09:20:39.581733348</dc:date>
    <meta:editing-duration>P1DT13H5M7S</meta:editing-duration>
    <meta:editing-cycles>1</meta:editing-cycles>
    <meta:document-statistic meta:table-count="0" meta:image-count="0" meta:object-count="0" meta:page-count="1" meta:paragraph-count="1" meta:word-count="237" meta:character-count="1331" meta:non-whitespace-character-count="1094"/>
    <meta:generator>LibreOffice/7.3.2.2$Linux_X86_64 LibreOffice_project/30$Build-2</meta:generator>
  </office:meta>
</office:document-meta>
</file>